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d6a" officeooo:paragraph-rsid="0008ad6a"/>
    </style:style>
    <style:style style:name="P2" style:family="paragraph" style:parent-style-name="Standard">
      <style:text-properties officeooo:rsid="0008ad6a" officeooo:paragraph-rsid="00095d90"/>
    </style:style>
    <style:style style:name="P3" style:family="paragraph" style:parent-style-name="Standard">
      <style:text-properties officeooo:rsid="0008ad6a" officeooo:paragraph-rsid="000ae288"/>
    </style:style>
    <style:style style:name="T1" style:family="text">
      <style:text-properties officeooo:rsid="00095d90"/>
    </style:style>
    <style:style style:name="T2" style:family="text">
      <style:text-properties officeooo:rsid="000ae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2</text:p>
      <text:p text:style-name="P1"/>
      <text:p text:style-name="P1"/>
      <text:p text:style-name="P1">1) <text:a xlink:type="simple" xlink:href="https://repl.it/@_Ann_/hw-2-N1" text:style-name="Internet_20_link" text:visited-style-name="Visited_20_Internet_20_Link">https://repl.it/@_Ann_/hw-2-N1</text:a> </text:p>
      <text:p text:style-name="P1"/>
      <text:p text:style-name="P1">2) <text:a xlink:type="simple" xlink:href="https://repl.it/@_Ann_/hw2-N2" text:style-name="Internet_20_link" text:visited-style-name="Visited_20_Internet_20_Link">https://repl.it/@_Ann_/hw2-N2</text:a> <text:span text:style-name="T1">O(n) </text:span></text:p>
      <text:p text:style-name="P1"/>
      <text:p text:style-name="P2">3) <text:a xlink:type="simple" xlink:href="https://repl.it/@_Ann_/hw2-N3" text:style-name="Internet_20_link" text:visited-style-name="Visited_20_Internet_20_Link"><text:span text:style-name="T1">https://repl.it/@_Ann_/hw2-N3</text:span></text:a><text:span text:style-name="T1"> O(n) yes it is optimal as it is linear</text:span></text:p>
      <text:p text:style-name="P1"/>
      <text:p text:style-name="P2">4) <text:a xlink:type="simple" xlink:href="https://repl.it/@_Ann_/hw2-N4" text:style-name="Internet_20_link" text:visited-style-name="Visited_20_Internet_20_Link"><text:span text:style-name="T1">https://repl.it/@_Ann_/hw2-N4</text:span></text:a><text:span text:style-name="T1"> yes it is optimal because it is linear O(n)</text:span></text:p>
      <text:p text:style-name="P1"/>
      <text:p text:style-name="P2">5) <text:a xlink:type="simple" xlink:href="https://repl.it/@_Ann_/hw2-N5" text:style-name="Internet_20_link" text:visited-style-name="Visited_20_Internet_20_Link"><text:span text:style-name="T1">https://repl.it/@_Ann_/hw2-N5</text:span></text:a><text:span text:style-name="T1"> <text:s/>O(n^2) <text:s/></text:span></text:p>
      <text:p text:style-name="P1"/>
      <text:p text:style-name="P3">6) <text:a xlink:type="simple" xlink:href="https://repl.it/@_Ann_/hw2-N6" text:style-name="Internet_20_link" text:visited-style-name="Visited_20_Internet_20_Link"><text:span text:style-name="T2">https://repl.it/@_Ann_/hw2-N6</text:span></text:a><text:span text:style-name="T2"> 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2:44:27.433599267</meta:creation-date>
    <dc:date>2018-09-28T23:59:41.869911240</dc:date>
    <meta:editing-duration>PT31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4" meta:character-count="305" meta:non-whitespace-character-count="271"/>
  </office:meta>
</office:document-meta>
</file>